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47813977399482608"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193559347565929592"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999319710685335332"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915296437337039844"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173429450659940812"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14556778714001714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682620982174712101"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8014679112047313887"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4347670" text:continue-list="list4682620982174712101"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77746203741871841"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43999"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364491"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350590"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365773"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62464"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20 minutes at various paces</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83"><text:span text:style-name="T1"/></text:p>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099888907927156870"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26T14:13:46.60</dc:date>
    <dc:creator>James Lombardi</dc:creator>
    <meta:editing-duration>P9DT3H6M50S</meta:editing-duration>
    <meta:editing-cycles>778</meta:editing-cycles>
    <meta:generator>OpenOffice/4.1.2$Win32 OpenOffice.org_project/412m3$Build-9782</meta:generator>
    <meta:document-statistic meta:table-count="0" meta:image-count="2" meta:object-count="0" meta:page-count="86" meta:paragraph-count="2376" meta:word-count="26757" meta:character-count="136521"/>
  </office:meta>
</office:document-meta>
</file>